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3E7CA12CC7AA9A403CB.png" manifest:media-type="image/png"/>
  <manifest:file-entry manifest:full-path="Pictures/100002010000032D000003BCFE5F561F0D79E3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20.682cm" draw:z-index="0"><draw:image xlink:href="Pictures/100002010000032D000003BCFE5F561F0D79E34A.png" xlink:type="simple" xlink:show="embed" xlink:actuate="onLoad" loext:mime-type="image/x-vclgraphic"/></draw:frame></text:p>
      <text:p text:style-name="Standard"><draw:frame draw:style-name="fr2" draw:name="Image2" text:anchor-type="paragraph" svg:width="17.59cm" svg:height="24.169cm" draw:z-index="1"><draw:image xlink:href="Pictures/10000201000002D7000003E7CA12CC7AA9A403C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0:53:01.471795947</meta:creation-date>
    <dc:date>2019-06-24T10:53:58.598008758</dc:date>
    <meta:editing-duration>PT5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